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d48f"/>
    </style:style>
    <style:style style:name="P2" style:family="paragraph" style:parent-style-name="Text_20_body">
      <style:text-properties officeooo:paragraph-rsid="001ccf73"/>
    </style:style>
    <style:style style:name="P3" style:family="paragraph" style:parent-style-name="Text_20_body">
      <style:text-properties officeooo:paragraph-rsid="001f89d0"/>
    </style:style>
    <style:style style:name="P4" style:family="paragraph" style:parent-style-name="Text_20_body">
      <style:text-properties officeooo:paragraph-rsid="001fb723"/>
    </style:style>
    <style:style style:name="P5" style:family="paragraph" style:parent-style-name="Heading_20_2">
      <style:text-properties officeooo:paragraph-rsid="001ad48f"/>
    </style:style>
    <style:style style:name="P6" style:family="paragraph" style:parent-style-name="Heading_20_2">
      <style:text-properties officeooo:paragraph-rsid="001f89d0"/>
    </style:style>
    <style:style style:name="T1" style:family="text">
      <style:text-properties fo:font-size="14pt"/>
    </style:style>
    <style:style style:name="T2" style:family="text">
      <style:text-properties fo:font-size="14pt" officeooo:rsid="001ad48f"/>
    </style:style>
    <style:style style:name="T3" style:family="text">
      <style:text-properties fo:font-size="14pt" officeooo:rsid="001c102b"/>
    </style:style>
    <style:style style:name="T4" style:family="text">
      <style:text-properties fo:font-size="14pt" officeooo:rsid="001ccf73"/>
    </style:style>
    <style:style style:name="T5" style:family="text">
      <style:text-properties fo:font-size="14pt" officeooo:rsid="001dc86b"/>
    </style:style>
    <style:style style:name="T6" style:family="text">
      <style:text-properties fo:font-size="14pt" officeooo:rsid="001f89d0"/>
    </style:style>
    <style:style style:name="T7" style:family="text">
      <style:text-properties fo:font-size="14pt" officeooo:rsid="001fb723"/>
    </style:style>
    <style:style style:name="T8" style:family="text">
      <style:text-properties fo:font-size="14pt" officeooo:rsid="00216168"/>
    </style:style>
    <style:style style:name="T9" style:family="text">
      <style:text-properties fo:font-size="14pt" officeooo:rsid="00231876"/>
    </style:style>
    <style:style style:name="T10" style:family="text">
      <style:text-properties fo:font-size="14pt" officeooo:rsid="002401a9"/>
    </style:style>
    <style:style style:name="T11" style:family="text">
      <style:text-properties fo:font-size="14pt" officeooo:rsid="0024e80f"/>
    </style:style>
    <style:style style:name="T12" style:family="text">
      <style:text-properties fo:font-size="14pt" officeooo:rsid="002517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Strong_20_Emphasis"><text:span text:style-name="T2">Chevaux :</text:span></text:span></text:h>
      <text:p text:style-name="P2"><text:span text:style-name="Strong_20_Emphasis"><text:span text:style-name="T4">Lipizzan</text:span></text:span></text:p>
      <text:p text:style-name="P2"><text:span text:style-name="Strong_20_Emphasis"><text:span text:style-name="T4">- Flamme</text:span></text:span></text:p>
      <text:p text:style-name="P2"><text:span text:style-name="Strong_20_Emphasis"><text:span text:style-name="T4"><text:tab/>- Age : 14 Ans</text:span></text:span></text:p>
      <text:p text:style-name="P2"><text:span text:style-name="Strong_20_Emphasis"><text:span text:style-name="T4"><text:tab/>- Taille : 1m60</text:span></text:span></text:p>
      <text:p text:style-name="P2"><text:span text:style-name="Strong_20_Emphasis"><text:span text:style-name="T4"><text:tab/>- Poids : 503Kg</text:span></text:span></text:p>
      <text:p text:style-name="P2"><text:span text:style-name="Strong_20_Emphasis"><text:span text:style-name="T4"><text:tab/>- </text:span></text:span><text:span text:style-name="Strong_20_Emphasis"><text:span text:style-name="T11">Sexe : Femelle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>- Nell</text:span></text:span></text:p>
      <text:p text:style-name="P2"><text:span text:style-name="Strong_20_Emphasis"><text:span text:style-name="T4"><text:tab/>- </text:span></text:span><text:span text:style-name="Strong_20_Emphasis"><text:span text:style-name="T5">Age : 12 Ans</text:span></text:span></text:p>
      <text:p text:style-name="P1"><text:span text:style-name="Strong_20_Emphasis"><text:span text:style-name="T2"><text:tab/>- </text:span></text:span><text:span text:style-name="Strong_20_Emphasis"><text:span text:style-name="T4">Taille : 1m55</text:span></text:span></text:p>
      <text:p text:style-name="P1"><text:span text:style-name="Strong_20_Emphasis"><text:span text:style-name="T4"><text:tab/>- Poids : 496Kg</text:span></text:span></text:p>
      <text:p text:style-name="P1"><text:span text:style-name="Strong_20_Emphasis"><text:span text:style-name="T4"><text:tab/></text:span></text:span><text:span text:style-name="Strong_20_Emphasis"><text:span text:style-name="T11">- Sexe : </text:span></text:span><text:span text:style-name="Strong_20_Emphasis"><text:span text:style-name="T12">Mâle</text:span></text:span></text:p>
      <text:p text:style-name="P1"><text:span text:style-name="Strong_20_Emphasis"><text:span text:style-name="T4"/></text:span></text:p>
      <text:h text:style-name="Heading_20_2" text:outline-level="2"><text:span text:style-name="Strong_20_Emphasis"><text:span text:style-name="T1">Le </text:span></text:span><text:span text:style-name="Strong_20_Emphasis"><text:span text:style-name="T3">P</text:span></text:span><text:span text:style-name="Strong_20_Emphasis"><text:span text:style-name="T1">ur sang anglais</text:span></text:span></text:h>
      <text:p text:style-name="Text_20_body"><text:span text:style-name="Strong_20_Emphasis"><text:span text:style-name="T1">- </text:span></text:span><text:span text:style-name="Strong_20_Emphasis"><text:span text:style-name="T3">Diablo</text:span></text:span></text:p>
      <text:p text:style-name="Text_20_body"><text:span text:style-name="Strong_20_Emphasis"><text:span text:style-name="T3"><text:tab/>- </text:span></text:span><text:span text:style-name="Strong_20_Emphasis"><text:span text:style-name="T5">Age : 7 Ans</text:span></text:span></text:p>
      <text:p text:style-name="Text_20_body"><text:span text:style-name="Strong_20_Emphasis"><text:span text:style-name="T5"><text:tab/>- Taille : 1m52</text:span></text:span></text:p>
      <text:p text:style-name="Text_20_body"><text:span text:style-name="Strong_20_Emphasis"><text:span text:style-name="T5"><text:tab/>- Poids : 450</text:span></text:span><text:span text:style-name="Strong_20_Emphasis"><text:span text:style-name="T6">Kg</text:span></text:span></text:p>
      <text:p text:style-name="Text_20_body"><text:span text:style-name="Strong_20_Emphasis"><text:span text:style-name="T6"><text:tab/>- </text:span></text:span><text:span text:style-name="Strong_20_Emphasis"><text:span text:style-name="T11">Sexe : Mâle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- Kaya</text:span></text:span></text:p>
      <text:p text:style-name="Text_20_body"><text:span text:style-name="Strong_20_Emphasis"><text:span text:style-name="T3"><text:tab/>- </text:span></text:span><text:span text:style-name="Strong_20_Emphasis"><text:span text:style-name="T5">Age : 15 Ans</text:span></text:span></text:p>
      <text:p text:style-name="Text_20_body"><text:span text:style-name="Strong_20_Emphasis"><text:span text:style-name="T5"><text:tab/>- Taille : 1m65</text:span></text:span></text:p>
      <text:p text:style-name="Text_20_body"><text:span text:style-name="Strong_20_Emphasis"><text:span text:style-name="T5"><text:tab/>- Poids : 504</text:span></text:span><text:span text:style-name="Strong_20_Emphasis"><text:span text:style-name="T6">Kg</text:span></text:span></text:p>
      <text:p text:style-name="Text_20_body"><text:span text:style-name="Strong_20_Emphasis"><text:span text:style-name="T6"><text:tab/>- </text:span></text:span><text:span text:style-name="Strong_20_Emphasis"><text:span text:style-name="T11">Sexe : Femelle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- Ombre</text:span></text:span></text:p>
      <text:p text:style-name="Text_20_body"><text:soft-page-break/><text:span text:style-name="Strong_20_Emphasis"><text:span text:style-name="T3"><text:tab/>- </text:span></text:span><text:span text:style-name="Strong_20_Emphasis"><text:span text:style-name="T5">Age : 20 Ans</text:span></text:span></text:p>
      <text:p text:style-name="Text_20_body"><text:span text:style-name="Strong_20_Emphasis"><text:span text:style-name="T3"><text:tab/>- </text:span></text:span><text:span text:style-name="Strong_20_Emphasis"><text:span text:style-name="T6">Taille : 1m70</text:span></text:span></text:p>
      <text:p text:style-name="Text_20_body"><text:span text:style-name="Strong_20_Emphasis"><text:span text:style-name="T6"><text:tab/>- Poids : 515Kg</text:span></text:span></text:p>
      <text:p text:style-name="Text_20_body"><text:span text:style-name="Strong_20_Emphasis"><text:span text:style-name="T6"><text:tab/>- </text:span></text:span><text:span text:style-name="Strong_20_Emphasis"><text:span text:style-name="T11">Sexe : Mâle</text:span></text:span></text:p>
      <text:h text:style-name="Heading_20_2" text:outline-level="2"><text:span text:style-name="Strong_20_Emphasis"><text:span text:style-name="T1">Le </text:span></text:span><text:span text:style-name="Strong_20_Emphasis"><text:span text:style-name="T3">S</text:span></text:span><text:span text:style-name="Strong_20_Emphasis"><text:span text:style-name="T1">elle français</text:span></text:span></text:h>
      <text:p text:style-name="Text_20_body"><text:span text:style-name="Strong_20_Emphasis"><text:span text:style-name="T1">- </text:span></text:span><text:span text:style-name="Strong_20_Emphasis"><text:span text:style-name="T3">Elvis</text:span></text:span></text:p>
      <text:p text:style-name="P3"><text:span text:style-name="Strong_20_Emphasis"><text:span text:style-name="T6"><text:tab/>- Age : 22 Ans</text:span></text:span></text:p>
      <text:p text:style-name="P3"><text:span text:style-name="Strong_20_Emphasis"><text:span text:style-name="T6"><text:tab/>- Tailles : 1m73</text:span></text:span></text:p>
      <text:p text:style-name="P3"><text:span text:style-name="Strong_20_Emphasis"><text:span text:style-name="T6"><text:tab/>- Poids : 530Kg</text:span></text:span></text:p>
      <text:p text:style-name="P3"><text:span text:style-name="Strong_20_Emphasis"><text:span text:style-name="T6"><text:tab/>- </text:span></text:span><text:span text:style-name="Strong_20_Emphasis"><text:span text:style-name="T11">Sexe : Mâle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- Foudre</text:span></text:span></text:p>
      <text:p text:style-name="Text_20_body"><text:span text:style-name="Strong_20_Emphasis"><text:span text:style-name="T3"><text:tab/>- </text:span></text:span><text:span text:style-name="Strong_20_Emphasis"><text:span text:style-name="T6">Age : 12 Ans</text:span></text:span></text:p>
      <text:p text:style-name="Text_20_body"><text:span text:style-name="Strong_20_Emphasis"><text:span text:style-name="T6"><text:tab/>- Tailles : 1m65</text:span></text:span></text:p>
      <text:p text:style-name="Text_20_body"><text:span text:style-name="Strong_20_Emphasis"><text:span text:style-name="T6"><text:tab/>- Poids : 502Kg</text:span></text:span></text:p>
      <text:p text:style-name="Text_20_body"><text:span text:style-name="Strong_20_Emphasis"><text:span text:style-name="T6"><text:tab/>- </text:span></text:span><text:span text:style-name="Strong_20_Emphasis"><text:span text:style-name="T11">Sexe : Femelle</text:span></text:span></text:p>
      <text:h text:style-name="P6" text:outline-level="2"><text:span text:style-name="Strong_20_Emphasis"><text:span text:style-name="T1">Le </text:span></text:span><text:span text:style-name="Strong_20_Emphasis"><text:span text:style-name="T3">T</text:span></text:span><text:span text:style-name="Strong_20_Emphasis"><text:span text:style-name="T1">rotteur </text:span></text:span></text:h>
      <text:h text:style-name="P6" text:outline-level="2"><text:span text:style-name="Strong_20_Emphasis"><text:span text:style-name="T2">- </text:span></text:span><text:span text:style-name="Strong_20_Emphasis"><text:span text:style-name="T3">Johnny</text:span></text:span></text:h>
      <text:p text:style-name="P3"><text:span text:style-name="Strong_20_Emphasis"><text:span text:style-name="T3"><text:tab/>- </text:span></text:span><text:span text:style-name="Strong_20_Emphasis"><text:span text:style-name="T7">Age : <text:s/>18 Ans</text:span></text:span></text:p>
      <text:p text:style-name="P1"><text:span text:style-name="Strong_20_Emphasis"><text:span text:style-name="T3"><text:tab/>- </text:span></text:span><text:span text:style-name="Strong_20_Emphasis"><text:span text:style-name="T7">Tailles : 1m67</text:span></text:span></text:p>
      <text:p text:style-name="P1"><text:span text:style-name="Strong_20_Emphasis"><text:span text:style-name="T7"><text:tab/>- Poids : 595Kg</text:span></text:span></text:p>
      <text:p text:style-name="P1"><text:span text:style-name="Strong_20_Emphasis"><text:span text:style-name="T7"><text:tab/>- </text:span></text:span><text:span text:style-name="Strong_20_Emphasis"><text:span text:style-name="T11">Sexe : Mâle</text:span></text:span></text:p>
      <text:h text:style-name="P5" text:outline-level="2"><text:span text:style-name="Strong_20_Emphasis"><text:span text:style-name="T2">Poney :</text:span></text:span></text:h>
      <text:p text:style-name="P1"><text:span text:style-name="Strong_20_Emphasis"><text:span text:style-name="T2">Le </text:span></text:span><text:span text:style-name="Strong_20_Emphasis"><text:span text:style-name="T3">P</text:span></text:span><text:span text:style-name="Strong_20_Emphasis"><text:span text:style-name="T2">oney français de selle</text:span></text:span></text:p>
      <text:p text:style-name="P1"><text:span text:style-name="Strong_20_Emphasis"><text:span text:style-name="T2">- </text:span></text:span><text:span text:style-name="Strong_20_Emphasis"><text:span text:style-name="T3">Jupiter</text:span></text:span></text:p>
      <text:p text:style-name="P4"><text:span text:style-name="Strong_20_Emphasis"><text:span text:style-name="T3"><text:tab/>- </text:span></text:span><text:span text:style-name="Strong_20_Emphasis"><text:span text:style-name="T7">Age : 8 Ans</text:span></text:span><text:span text:style-name="Strong_20_Emphasis"><text:span text:style-name="T3"><text:tab/></text:span></text:span></text:p>
      <text:p text:style-name="P4"><text:span text:style-name="Strong_20_Emphasis"><text:span text:style-name="T3"><text:tab/>- </text:span></text:span><text:span text:style-name="Strong_20_Emphasis"><text:span text:style-name="T7">Tailles : </text:span></text:span><text:span text:style-name="Strong_20_Emphasis"><text:span text:style-name="T8">1m30</text:span></text:span></text:p>
      <text:p text:style-name="P4"><text:soft-page-break/><text:span text:style-name="Strong_20_Emphasis"><text:span text:style-name="T8"><text:tab/>- Poids : </text:span></text:span><text:span text:style-name="Strong_20_Emphasis"><text:span text:style-name="T9">114Kg</text:span></text:span></text:p>
      <text:p text:style-name="P4"><text:span text:style-name="Strong_20_Emphasis"><text:span text:style-name="T9"><text:tab/>- </text:span></text:span><text:span text:style-name="Strong_20_Emphasis"><text:span text:style-name="T11">Sexe : Mâle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Éclaireuse</text:span></text:span></text:p>
      <text:p text:style-name="P1"><text:span text:style-name="Strong_20_Emphasis"><text:span text:style-name="T3"><text:tab/>- </text:span></text:span><text:span text:style-name="Strong_20_Emphasis"><text:span text:style-name="T7">Age : </text:span></text:span><text:span text:style-name="Strong_20_Emphasis"><text:span text:style-name="T8">13 Ans</text:span></text:span></text:p>
      <text:p text:style-name="P1"><text:span text:style-name="Strong_20_Emphasis"><text:span text:style-name="T3"><text:tab/>-</text:span></text:span><text:span text:style-name="Strong_20_Emphasis"><text:span text:style-name="T8">Tailles : 1m45</text:span></text:span></text:p>
      <text:p text:style-name="P1"><text:span text:style-name="Strong_20_Emphasis"><text:span text:style-name="T8"><text:tab/>- Poids : </text:span></text:span><text:span text:style-name="Strong_20_Emphasis"><text:span text:style-name="T9">130Kg</text:span></text:span></text:p>
      <text:p text:style-name="P1"><text:span text:style-name="Strong_20_Emphasis"><text:span text:style-name="T9"><text:tab/>- </text:span></text:span><text:span text:style-name="Strong_20_Emphasis"><text:span text:style-name="T11">Sexe : Femelle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Histoire</text:span></text:span></text:p>
      <text:p text:style-name="P1"><text:span text:style-name="Strong_20_Emphasis"><text:span text:style-name="T2"><text:tab/>- </text:span></text:span><text:span text:style-name="Strong_20_Emphasis"><text:span text:style-name="T8">Age : 10 Ans</text:span></text:span></text:p>
      <text:p text:style-name="P1"><text:span text:style-name="Strong_20_Emphasis"><text:span text:style-name="T8"><text:tab/>- Tailles : 1m36</text:span></text:span></text:p>
      <text:p text:style-name="P1"><text:span text:style-name="Strong_20_Emphasis"><text:span text:style-name="T8"><text:tab/>- Poids : </text:span></text:span><text:span text:style-name="Strong_20_Emphasis"><text:span text:style-name="T9">121Kg</text:span></text:span></text:p>
      <text:p text:style-name="P1"><text:span text:style-name="Strong_20_Emphasis"><text:span text:style-name="T9"><text:tab/>- </text:span></text:span><text:span text:style-name="Strong_20_Emphasis"><text:span text:style-name="T11">Sexe : Femell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Le Mérens</text:span></text:span></text:p>
      <text:p text:style-name="P1"><text:span text:style-name="Strong_20_Emphasis"><text:span text:style-name="T2">- </text:span></text:span><text:span text:style-name="Strong_20_Emphasis"><text:span text:style-name="T3">Simba</text:span></text:span></text:p>
      <text:p text:style-name="P1"><text:span text:style-name="Strong_20_Emphasis"><text:span text:style-name="T3"><text:tab/>- </text:span></text:span><text:span text:style-name="Strong_20_Emphasis"><text:span text:style-name="T9">Age : 13 Ans</text:span></text:span></text:p>
      <text:p text:style-name="P1"><text:span text:style-name="Strong_20_Emphasis"><text:span text:style-name="T9"><text:tab/>- Tailes : 1m50</text:span></text:span></text:p>
      <text:p text:style-name="P1"><text:span text:style-name="Strong_20_Emphasis"><text:span text:style-name="T9"><text:tab/>- Poids : 439Kg</text:span></text:span></text:p>
      <text:p text:style-name="P1"><text:span text:style-name="Strong_20_Emphasis"><text:span text:style-name="T9"><text:tab/>- </text:span></text:span><text:span text:style-name="Strong_20_Emphasis"><text:span text:style-name="T11">Sexe : Mâl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Le </text:span></text:span><text:span text:style-name="Strong_20_Emphasis"><text:span text:style-name="T3">Shetland</text:span></text:span></text:p>
      <text:p text:style-name="P1"><text:span text:style-name="Strong_20_Emphasis"><text:span text:style-name="T3">- Hold-up</text:span></text:span></text:p>
      <text:p text:style-name="P1"><text:span text:style-name="Strong_20_Emphasis"><text:span text:style-name="T3"><text:tab/></text:span></text:span><text:span text:style-name="Strong_20_Emphasis"><text:span text:style-name="T9">- Age : <text:s/>5 Ans</text:span></text:span></text:p>
      <text:p text:style-name="P1"><text:span text:style-name="Strong_20_Emphasis"><text:span text:style-name="T9"><text:tab/>- Tailles : 85cm</text:span></text:span></text:p>
      <text:p text:style-name="P1"><text:span text:style-name="Strong_20_Emphasis"><text:span text:style-name="T9"><text:tab/>- Poids : 139Kg</text:span></text:span></text:p>
      <text:p text:style-name="P1"><text:span text:style-name="Strong_20_Emphasis"><text:span text:style-name="T9"><text:tab/>- </text:span></text:span><text:span text:style-name="Strong_20_Emphasis"><text:span text:style-name="T11">Sexe :</text:span></text:span><text:span text:style-name="Strong_20_Emphasis"><text:span text:style-name="T9"> </text:span></text:span><text:span text:style-name="Strong_20_Emphasis"><text:span text:style-name="T11">Mâle</text:span></text:span></text:p>
      <text:p text:style-name="P1"><text:soft-page-break/><text:span text:style-name="Strong_20_Emphasis"><text:span text:style-name="T9"/></text:span></text:p>
      <text:p text:style-name="P1"><text:span text:style-name="Strong_20_Emphasis"><text:span text:style-name="T3">- Hip-Hop</text:span></text:span></text:p>
      <text:p text:style-name="P1"><text:span text:style-name="Strong_20_Emphasis"><text:span text:style-name="T3"><text:tab/>- </text:span></text:span><text:span text:style-name="Strong_20_Emphasis"><text:span text:style-name="T9">Age : 10 Ans</text:span></text:span></text:p>
      <text:p text:style-name="P1"><text:span text:style-name="Strong_20_Emphasis"><text:span text:style-name="T9"><text:tab/>- Tailles : 94cm</text:span></text:span></text:p>
      <text:p text:style-name="P1"><text:span text:style-name="Strong_20_Emphasis"><text:span text:style-name="T9"><text:tab/>- Poids : 154Kg</text:span></text:span></text:p>
      <text:p text:style-name="P1"><text:span text:style-name="Strong_20_Emphasis"><text:span text:style-name="T9"><text:tab/>- </text:span></text:span><text:span text:style-name="Strong_20_Emphasis"><text:span text:style-name="T10">Sexe : Mâle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Melba</text:span></text:span></text:p>
      <text:p text:style-name="P1"><text:span text:style-name="Strong_20_Emphasis"><text:span text:style-name="T3"><text:tab/>- </text:span></text:span><text:span text:style-name="Strong_20_Emphasis"><text:span text:style-name="T9">Age : 15 Ans</text:span></text:span></text:p>
      <text:p text:style-name="P1"><text:span text:style-name="Strong_20_Emphasis"><text:span text:style-name="T9"><text:tab/>- Tailles : 104cm</text:span></text:span></text:p>
      <text:p text:style-name="P1"><text:span text:style-name="Strong_20_Emphasis"><text:span text:style-name="T9"><text:tab/>- Poids : 179Kg</text:span></text:span></text:p>
      <text:p text:style-name="P1"><text:span text:style-name="Strong_20_Emphasis"><text:span text:style-name="T9"><text:tab/></text:span></text:span><text:span text:style-name="Strong_20_Emphasis"><text:span text:style-name="T10">- Sexe : Femel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7:14:18.689000000</meta:creation-date>
    <dc:date>2019-09-07T16:42:42.864000000</dc:date>
    <meta:editing-duration>PT49M56S</meta:editing-duration>
    <meta:editing-cycles>7</meta:editing-cycles>
    <meta:generator>LibreOffice/6.1.0.3$Windows_X86_64 LibreOffice_project/efb621ed25068d70781dc026f7e9c5187a4decd1</meta:generator>
    <meta:document-statistic meta:table-count="0" meta:image-count="0" meta:object-count="0" meta:page-count="4" meta:paragraph-count="84" meta:word-count="307" meta:character-count="1181" meta:non-whitespace-character-count="894"/>
  </office:meta>
</office:document-meta>
</file>